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.0" office:value-type="float"/>
          <table:table-cell office:value="0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.0" office:value-type="float"/>
          <table:table-cell office:value="0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.0" office:value-type="float"/>
          <table:table-cell office:value="0.7299375162208868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.0" office:value-type="float"/>
          <table:table-cell office:value="0.666472806360306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.0" office:value-type="float"/>
          <table:table-cell office:value="0.7083840178934758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.0" office:value-type="float"/>
          <table:table-cell office:value="0.666026770448447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.0" office:value-type="float"/>
          <table:table-cell office:value="0.7248035258443063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.0" office:value-type="float"/>
          <table:table-cell office:value="0.6983942822728917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.0" office:value-type="float"/>
          <table:table-cell office:value="0.6788570053381343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.0" office:value-type="float"/>
          <table:table-cell office:value="0.6781137943747432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041126240469519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1.0" office:value-type="float"/>
          <table:table-cell office:value="0.708045294665469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.0" office:value-type="float"/>
          <table:table-cell office:value="0.7268840714885267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.0" office:value-type="float"/>
          <table:table-cell office:value="0.7334202789333549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.0" office:value-type="float"/>
          <table:table-cell office:value="0.6989398384939828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.0" office:value-type="float"/>
          <table:table-cell office:value="0.7196700645829922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.0" office:value-type="float"/>
          <table:table-cell office:value="0.690292992620855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.0" office:value-type="float"/>
          <table:table-cell office:value="0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.0" office:value-type="float"/>
          <table:table-cell office:value="0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.0" office:value-type="float"/>
          <table:table-cell office:value="0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.0" office:value-type="float"/>
          <table:table-cell office:value="0.7045608645789224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1.0" office:value-type="float"/>
          <table:table-cell office:value="0.587196313300918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.0" office:value-type="float"/>
          <table:table-cell office:value="0.6772303077941069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.0" office:value-type="float"/>
          <table:table-cell office:value="0.6892096351485211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.0" office:value-type="float"/>
          <table:table-cell office:value="0.7157924540263093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.0" office:value-type="float"/>
          <table:table-cell office:value="0.713170331427649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.0" office:value-type="float"/>
          <table:table-cell office:value="0.660880922621957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866150596692063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.0" office:value-type="float"/>
          <table:table-cell office:value="0.7141325736068428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.0" office:value-type="float"/>
          <table:table-cell office:value="0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.0" office:value-type="float"/>
          <table:table-cell office:value="0.7069872127440301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.0" office:value-type="float"/>
          <table:table-cell office:value="0.6900768814904062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.0" office:value-type="float"/>
          <table:table-cell office:value="0.7006900564509156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1.0" office:value-type="float"/>
          <table:table-cell office:value="0.6803136548714739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.0" office:value-type="float"/>
          <table:table-cell office:value="0.7109687160327072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.0" office:value-type="float"/>
          <table:table-cell office:value="0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.0" office:value-type="float"/>
          <table:table-cell office:value="0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.0" office:value-type="float"/>
          <table:table-cell office:value="0.7409564541074488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.0" office:value-type="float"/>
          <table:table-cell office:value="0.714820936784324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.0" office:value-type="float"/>
          <table:table-cell office:value="0.7128731029520287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.0" office:value-type="float"/>
          <table:table-cell office:value="0.7474941156589061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.0" office:value-type="float"/>
          <table:table-cell office:value="0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.0" office:value-type="float"/>
          <table:table-cell office:value="0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.0" office:value-type="float"/>
          <table:table-cell office:value="0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.0" office:value-type="float"/>
          <table:table-cell office:value="0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1.0" office:value-type="float"/>
          <table:table-cell office:value="0.6745055984902499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.0" office:value-type="float"/>
          <table:table-cell office:value="0.6669743768867576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.0" office:value-type="float"/>
          <table:table-cell office:value="0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.0" office:value-type="float"/>
          <table:table-cell office:value="0.6936390382094704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.0" office:value-type="float"/>
          <table:table-cell office:value="0.710168453660509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.0" office:value-type="float"/>
          <table:table-cell office:value="0.7229444772950381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.0" office:value-type="float"/>
          <table:table-cell office:value="0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.0" office:value-type="float"/>
          <table:table-cell office:value="0.6844683926913587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.0" office:value-type="float"/>
          <table:table-cell office:value="0.724495608622181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.0" office:value-type="float"/>
          <table:table-cell office:value="0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.0" office:value-type="float"/>
          <table:table-cell office:value="0.6481331940641709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.0" office:value-type="float"/>
          <table:table-cell office:value="0.7155702995100112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.0" office:value-type="float"/>
          <table:table-cell office:value="0.6770582423508417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.0" office:value-type="float"/>
          <table:table-cell office:value="0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.0" office:value-type="float"/>
          <table:table-cell office:value="0.712695218620738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.0" office:value-type="float"/>
          <table:table-cell office:value="0.736910205515079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.0" office:value-type="float"/>
          <table:table-cell office:value="0.7472364793657386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.0" office:value-type="float"/>
          <table:table-cell office:value="0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.0" office:value-type="float"/>
          <table:table-cell office:value="0.6913151663587996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.0" office:value-type="float"/>
          <table:table-cell office:value="0.6895705560445134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.0" office:value-type="float"/>
          <table:table-cell office:value="0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.0" office:value-type="float"/>
          <table:table-cell office:value="0.7352014424741152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.0" office:value-type="float"/>
          <table:table-cell office:value="0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.0" office:value-type="float"/>
          <table:table-cell office:value="0.6968529799885274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.0" office:value-type="float"/>
          <table:table-cell office:value="0.6821995705282712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.0" office:value-type="float"/>
          <table:table-cell office:value="0.7093388492579249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.0" office:value-type="float"/>
          <table:table-cell office:value="0.685264606441320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.0" office:value-type="float"/>
          <table:table-cell office:value="0.7140269257184552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.0" office:value-type="float"/>
          <table:table-cell office:value="0.677647263057743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.0" office:value-type="float"/>
          <table:table-cell office:value="0.7308030651990879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.0" office:value-type="float"/>
          <table:table-cell office:value="0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.0" office:value-type="float"/>
          <table:table-cell office:value="0.7106628729099235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.0" office:value-type="float"/>
          <table:table-cell office:value="0.7470677685207019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.0" office:value-type="float"/>
          <table:table-cell office:value="0.7002430394353122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1.0" office:value-type="float"/>
          <table:table-cell office:value="0.7044358351439932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1.0" office:value-type="float"/>
          <table:table-cell office:value="0.677855206628335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.0" office:value-type="float"/>
          <table:table-cell office:value="0.6682681096291029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.0" office:value-type="float"/>
          <table:table-cell office:value="0.711932539614721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.0" office:value-type="float"/>
          <table:table-cell office:value="0.7106392061983471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1.0" office:value-type="float"/>
          <table:table-cell office:value="0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.0" office:value-type="float"/>
          <table:table-cell office:value="0.6679917405566701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.0" office:value-type="float"/>
          <table:table-cell office:value="0.657463896044258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.0" office:value-type="float"/>
          <table:table-cell office:value="0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.0" office:value-type="float"/>
          <table:table-cell office:value="0.6821608824930264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.0" office:value-type="float"/>
          <table:table-cell office:value="0.7107358976942495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.0" office:value-type="float"/>
          <table:table-cell office:value="0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.0" office:value-type="float"/>
          <table:table-cell office:value="0.6917481229991239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.0" office:value-type="float"/>
          <table:table-cell office:value="0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.0" office:value-type="float"/>
          <table:table-cell office:value="0.7066646744454007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.0" office:value-type="float"/>
          <table:table-cell office:value="0.711439162008452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.0" office:value-type="float"/>
          <table:table-cell office:value="0.6893340019220605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.0" office:value-type="float"/>
          <table:table-cell office:value="0.6898147986764959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.0" office:value-type="float"/>
          <table:table-cell office:value="0.6888111657066438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.0" office:value-type="float"/>
          <table:table-cell office:value="0.7042735952349372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.0" office:value-type="float"/>
          <table:table-cell office:value="0.6911841563238492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.0" office:value-type="float"/>
          <table:table-cell office:value="0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.0" office:value-type="float"/>
          <table:table-cell office:value="0.7198547370460407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.0" office:value-type="float"/>
          <table:table-cell office:value="0.706808087670410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.0" office:value-type="float"/>
          <table:table-cell office:value="0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79294412180335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.0" office:value-type="float"/>
          <table:table-cell office:value="0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.0" office:value-type="float"/>
          <table:table-cell office:value="0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.0" office:value-type="float"/>
          <table:table-cell office:value="0.6988400095286932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.0" office:value-type="float"/>
          <table:table-cell office:value="0.6775736808288256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.0" office:value-type="float"/>
          <table:table-cell office:value="0.70819529892966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.0" office:value-type="float"/>
          <table:table-cell office:value="0.6885438664986391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.0" office:value-type="float"/>
          <table:table-cell office:value="0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.0" office:value-type="float"/>
          <table:table-cell office:value="0.6978757669669643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94596129069155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.0" office:value-type="float"/>
          <table:table-cell office:value="0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.0" office:value-type="float"/>
          <table:table-cell office:value="0.6976348091368298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.0" office:value-type="float"/>
          <table:table-cell office:value="0.6999765700556909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.0" office:value-type="float"/>
          <table:table-cell office:value="0.6893625949060999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.0" office:value-type="float"/>
          <table:table-cell office:value="0.7295781479473872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.0" office:value-type="float"/>
          <table:table-cell office:value="0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.0" office:value-type="float"/>
          <table:table-cell office:value="0.6878832667043223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.0" office:value-type="float"/>
          <table:table-cell office:value="0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.0" office:value-type="float"/>
          <table:table-cell office:value="0.7163696755937762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.0" office:value-type="float"/>
          <table:table-cell office:value="0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.0" office:value-type="float"/>
          <table:table-cell office:value="0.6831591820326398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.0" office:value-type="float"/>
          <table:table-cell office:value="0.6914717451605664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.0" office:value-type="float"/>
          <table:table-cell office:value="0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.0" office:value-type="float"/>
          <table:table-cell office:value="0.675784646175118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.0" office:value-type="float"/>
          <table:table-cell office:value="0.6843603413504604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.0" office:value-type="float"/>
          <table:table-cell office:value="0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.0" office:value-type="float"/>
          <table:table-cell office:value="0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.0" office:value-type="float"/>
          <table:table-cell office:value="0.7163334963869448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.0" office:value-type="float"/>
          <table:table-cell office:value="0.6926775290159423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.0" office:value-type="float"/>
          <table:table-cell office:value="0.6864414391078819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.0" office:value-type="float"/>
          <table:table-cell office:value="0.7433143723196204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.0" office:value-type="float"/>
          <table:table-cell office:value="0.7461657500490804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1.0" office:value-type="float"/>
          <table:table-cell office:value="0.6449939799341299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.0" office:value-type="float"/>
          <table:table-cell office:value="0.7035445982392737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.0" office:value-type="float"/>
          <table:table-cell office:value="0.7371468210296189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.0" office:value-type="float"/>
          <table:table-cell office:value="0.6963249503318257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.0" office:value-type="float"/>
          <table:table-cell office:value="0.6928778378683393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.0" office:value-type="float"/>
          <table:table-cell office:value="0.6847878294661583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.0" office:value-type="float"/>
          <table:table-cell office:value="0.7155743668321105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.0" office:value-type="float"/>
          <table:table-cell office:value="0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1.0" office:value-type="float"/>
          <table:table-cell office:value="0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.0" office:value-type="float"/>
          <table:table-cell office:value="0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.0" office:value-type="float"/>
          <table:table-cell office:value="0.6882365675655215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320930776156074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.0" office:value-type="float"/>
          <table:table-cell office:value="0.7206389818703528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.0" office:value-type="float"/>
          <table:table-cell office:value="0.69728984637948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.0" office:value-type="float"/>
          <table:table-cell office:value="0.6900138410297348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.0" office:value-type="float"/>
          <table:table-cell office:value="0.713051624116214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.0" office:value-type="float"/>
          <table:table-cell office:value="0.6919258897054209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.0" office:value-type="float"/>
          <table:table-cell office:value="0.6788282728044487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.0" office:value-type="float"/>
          <table:table-cell office:value="0.6734020055349742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.0" office:value-type="float"/>
          <table:table-cell office:value="0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.0" office:value-type="float"/>
          <table:table-cell office:value="0.6922969188240979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.0" office:value-type="float"/>
          <table:table-cell office:value="0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.0" office:value-type="float"/>
          <table:table-cell office:value="0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.0" office:value-type="float"/>
          <table:table-cell office:value="0.7267897034681116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.0" office:value-type="float"/>
          <table:table-cell office:value="0.6623144749904084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.0" office:value-type="float"/>
          <table:table-cell office:value="0.7290963453164284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.0" office:value-type="float"/>
          <table:table-cell office:value="0.6926050377055958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.0" office:value-type="float"/>
          <table:table-cell office:value="0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.0" office:value-type="float"/>
          <table:table-cell office:value="0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.0" office:value-type="float"/>
          <table:table-cell office:value="0.6990198181499606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.0" office:value-type="float"/>
          <table:table-cell office:value="0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.0" office:value-type="float"/>
          <table:table-cell office:value="0.6780255952169898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.0" office:value-type="float"/>
          <table:table-cell office:value="0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.0" office:value-type="float"/>
          <table:table-cell office:value="0.73968460218957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.0" office:value-type="float"/>
          <table:table-cell office:value="0.6869405229794485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.0" office:value-type="float"/>
          <table:table-cell office:value="0.7021170041184747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.0" office:value-type="float"/>
          <table:table-cell office:value="0.7030061261329118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.0" office:value-type="float"/>
          <table:table-cell office:value="0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.0" office:value-type="float"/>
          <table:table-cell office:value="0.6880190347366947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.0" office:value-type="float"/>
          <table:table-cell office:value="0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.0" office:value-type="float"/>
          <table:table-cell office:value="0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.0" office:value-type="float"/>
          <table:table-cell office:value="0.6748637352625979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.0" office:value-type="float"/>
          <table:table-cell office:value="0.7143151763793344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.0" office:value-type="float"/>
          <table:table-cell office:value="0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.0" office:value-type="float"/>
          <table:table-cell office:value="0.6999217769081849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.0" office:value-type="float"/>
          <table:table-cell office:value="0.7203385452432333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.0" office:value-type="float"/>
          <table:table-cell office:value="0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.0" office:value-type="float"/>
          <table:table-cell office:value="0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.0" office:value-type="float"/>
          <table:table-cell office:value="0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.0" office:value-type="float"/>
          <table:table-cell office:value="0.6985769835237151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.0" office:value-type="float"/>
          <table:table-cell office:value="0.7210334017942613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.0" office:value-type="float"/>
          <table:table-cell office:value="0.714765022230746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.0" office:value-type="float"/>
          <table:table-cell office:value="0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1.0" office:value-type="float"/>
          <table:table-cell office:value="0.6730968590375487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.0" office:value-type="float"/>
          <table:table-cell office:value="0.6699165057182099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.0" office:value-type="float"/>
          <table:table-cell office:value="0.709595729586394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.0" office:value-type="float"/>
          <table:table-cell office:value="0.682888902227331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.0" office:value-type="float"/>
          <table:table-cell office:value="0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.0" office:value-type="float"/>
          <table:table-cell office:value="0.7080815351290096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.0" office:value-type="float"/>
          <table:table-cell office:value="0.6996174970589152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.0" office:value-type="float"/>
          <table:table-cell office:value="0.7001143139281948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1.0" office:value-type="float"/>
          <table:table-cell office:value="0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.0" office:value-type="float"/>
          <table:table-cell office:value="0.6774999896554319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.0" office:value-type="float"/>
          <table:table-cell office:value="0.7127806158775468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.0" office:value-type="float"/>
          <table:table-cell office:value="0.6920329829312905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.0" office:value-type="float"/>
          <table:table-cell office:value="0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.0" office:value-type="float"/>
          <table:table-cell office:value="0.6872962803407704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.0" office:value-type="float"/>
          <table:table-cell office:value="0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.0" office:value-type="float"/>
          <table:table-cell office:value="0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.0" office:value-type="float"/>
          <table:table-cell office:value="0.6948309504087257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.0" office:value-type="float"/>
          <table:table-cell office:value="0.732638193422427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.0" office:value-type="float"/>
          <table:table-cell office:value="0.689755275886607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.0" office:value-type="float"/>
          <table:table-cell office:value="0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.0" office:value-type="float"/>
          <table:table-cell office:value="0.732936468564365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.0" office:value-type="float"/>
          <table:table-cell office:value="0.7112348003101167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.0" office:value-type="float"/>
          <table:table-cell office:value="0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.0" office:value-type="float"/>
          <table:table-cell office:value="0.7086072646536735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.0" office:value-type="float"/>
          <table:table-cell office:value="0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.0" office:value-type="float"/>
          <table:table-cell office:value="0.6831499528911745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.0" office:value-type="float"/>
          <table:table-cell office:value="0.7160445054763682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.0" office:value-type="float"/>
          <table:table-cell office:value="0.7315356001919879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.0" office:value-type="float"/>
          <table:table-cell office:value="0.71053199726244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.0" office:value-type="float"/>
          <table:table-cell office:value="0.711236158329665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.0" office:value-type="float"/>
          <table:table-cell office:value="0.7384068085988265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.0" office:value-type="float"/>
          <table:table-cell office:value="0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.0" office:value-type="float"/>
          <table:table-cell office:value="0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.0" office:value-type="float"/>
          <table:table-cell office:value="0.6779952176382106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.0" office:value-type="float"/>
          <table:table-cell office:value="0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1.0" office:value-type="float"/>
          <table:table-cell office:value="0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.0" office:value-type="float"/>
          <table:table-cell office:value="0.6792147654180644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.0" office:value-type="float"/>
          <table:table-cell office:value="0.710532230256124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.0" office:value-type="float"/>
          <table:table-cell office:value="0.6680107042159574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.0" office:value-type="float"/>
          <table:table-cell office:value="0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.0" office:value-type="float"/>
          <table:table-cell office:value="0.7358865285645287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.0" office:value-type="float"/>
          <table:table-cell office:value="0.6901425599948546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.0" office:value-type="float"/>
          <table:table-cell office:value="0.6859308104731053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.0" office:value-type="float"/>
          <table:table-cell office:value="0.7071307635759512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.0" office:value-type="float"/>
          <table:table-cell office:value="0.7017188258045041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.0" office:value-type="float"/>
          <table:table-cell office:value="0.7041204501631108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.0" office:value-type="float"/>
          <table:table-cell office:value="0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.0" office:value-type="float"/>
          <table:table-cell office:value="0.6900382700005173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.0" office:value-type="float"/>
          <table:table-cell office:value="0.6829502483886923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.0" office:value-type="float"/>
          <table:table-cell office:value="0.709974297062674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.0" office:value-type="float"/>
          <table:table-cell office:value="0.6884980929219398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.0" office:value-type="float"/>
          <table:table-cell office:value="0.69312350799669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.0" office:value-type="float"/>
          <table:table-cell office:value="0.7133055608691315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.0" office:value-type="float"/>
          <table:table-cell office:value="0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.0" office:value-type="float"/>
          <table:table-cell office:value="0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.0" office:value-type="float"/>
          <table:table-cell office:value="0.6796594725393726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.0" office:value-type="float"/>
          <table:table-cell office:value="0.7251945056557593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.0" office:value-type="float"/>
          <table:table-cell office:value="0.6819676583132314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.0" office:value-type="float"/>
          <table:table-cell office:value="0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.0" office:value-type="float"/>
          <table:table-cell office:value="0.7027725478118793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.0" office:value-type="float"/>
          <table:table-cell office:value="0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.0" office:value-type="float"/>
          <table:table-cell office:value="0.7039280546215957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.0" office:value-type="float"/>
          <table:table-cell office:value="0.708649638168681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.0" office:value-type="float"/>
          <table:table-cell office:value="0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.0" office:value-type="float"/>
          <table:table-cell office:value="0.7143428365389092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1.0" office:value-type="float"/>
          <table:table-cell office:value="0.6970922506336276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.0" office:value-type="float"/>
          <table:table-cell office:value="0.7112380129157582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.0" office:value-type="float"/>
          <table:table-cell office:value="0.7397911624756371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.0" office:value-type="float"/>
          <table:table-cell office:value="0.6981395366322971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.0" office:value-type="float"/>
          <table:table-cell office:value="0.6656544049822981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.0" office:value-type="float"/>
          <table:table-cell office:value="0.7069574809229929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.0" office:value-type="float"/>
          <table:table-cell office:value="0.7181838235477354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.0" office:value-type="float"/>
          <table:table-cell office:value="0.714007334421335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.0" office:value-type="float"/>
          <table:table-cell office:value="0.7097448492536356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.0" office:value-type="float"/>
          <table:table-cell office:value="0.712277101249722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.0" office:value-type="float"/>
          <table:table-cell office:value="0.651866238209699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.0" office:value-type="float"/>
          <table:table-cell office:value="0.7245070110788484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.0" office:value-type="float"/>
          <table:table-cell office:value="0.713115394725668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.0" office:value-type="float"/>
          <table:table-cell office:value="0.719052734336761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.0" office:value-type="float"/>
          <table:table-cell office:value="0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.0" office:value-type="float"/>
          <table:table-cell office:value="0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.0" office:value-type="float"/>
          <table:table-cell office:value="0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.0" office:value-type="float"/>
          <table:table-cell office:value="0.696793493980994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.0" office:value-type="float"/>
          <table:table-cell office:value="0.7245660968089471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.0" office:value-type="float"/>
          <table:table-cell office:value="0.6876092678305193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.0" office:value-type="float"/>
          <table:table-cell office:value="0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.0" office:value-type="float"/>
          <table:table-cell office:value="0.6655071338454396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.0" office:value-type="float"/>
          <table:table-cell office:value="0.7083984941650056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.0" office:value-type="float"/>
          <table:table-cell office:value="0.6834814457702381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.0" office:value-type="float"/>
          <table:table-cell office:value="0.6754469498654617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.0" office:value-type="float"/>
          <table:table-cell office:value="0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.0" office:value-type="float"/>
          <table:table-cell office:value="0.7237012430633625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.0" office:value-type="float"/>
          <table:table-cell office:value="0.6806192938861859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.0" office:value-type="float"/>
          <table:table-cell office:value="0.7035663877575714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.0" office:value-type="float"/>
          <table:table-cell office:value="0.6626413059308248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.0" office:value-type="float"/>
          <table:table-cell office:value="0.704169710957104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4T21:32:53.421837</meta:creation-date>
    <dc:date>2019-04-14T21:32:53.499134</dc:date>
    <meta:generator>http://pypi.python.org/pypi/ezodf/0.1.0$Python3.6.7 (default, Oct 22 2018, 11:32:17) 
[GCC 8.2.0]</meta:generator>
    <meta:document-statistic/>
    <meta:editing-cycles>1</meta:editing-cycles>
  </office:meta>
</office:document-meta>
</file>